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writing-mode="lr-tb"/>
      <style:text-properties fo:font-size="11pt" style:font-size-asian="11pt" style:font-size-complex="11pt"/>
    </style:style>
    <style:style style:name="P2" style:family="paragraph" style:parent-style-name="Standard">
      <style:paragraph-properties fo:text-align="start" style:justify-single-word="false" style:writing-mode="lr-tb"/>
      <style:text-properties fo:font-size="11pt" fo:font-weight="bold" style:font-size-asian="11pt" style:font-weight-asian="bold" style:font-size-complex="11pt" style:font-weight-complex="bold"/>
    </style:style>
    <style:style style:name="P3" style:family="paragraph" style:parent-style-name="Standard">
      <style:paragraph-properties fo:text-align="start" style:justify-single-word="false" style:writing-mode="lr-tb"/>
    </style:style>
    <style:style style:name="P4" style:family="paragraph" style:parent-style-name="Standard">
      <style:paragraph-properties fo:text-align="start" style:justify-single-word="false" style:writing-mode="lr-tb"/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 style:master-page-name="Standard">
      <style:paragraph-properties fo:text-align="start" style:justify-single-word="false" style:page-number="auto" style:writing-mode="lr-tb"/>
      <style:text-properties fo:font-size="11pt" style:font-size-asian="11pt" style:font-size-complex="11pt"/>
    </style:style>
    <style:style style:name="P6" style:family="paragraph" style:parent-style-name="Standard">
      <style:paragraph-properties fo:text-align="start" style:justify-single-word="false" style:writing-mode="lr-tb"/>
      <style:text-properties fo:font-size="11pt" style:font-size-asian="11pt" style:font-size-complex="11pt"/>
    </style:style>
    <style:style style:name="P7" style:family="paragraph" style:parent-style-name="Standard">
      <style:paragraph-properties fo:text-align="start" style:justify-single-word="false" style:writing-mode="lr-tb"/>
      <style:text-properties fo:font-weight="bold"/>
    </style:style>
    <style:style style:name="P8" style:family="paragraph" style:parent-style-name="Standard">
      <style:paragraph-properties fo:text-align="start" style:justify-single-word="false" style:writing-mode="lr-tb"/>
      <style:text-properties fo:font-size="10pt" style:font-size-asian="11pt" style:font-size-complex="11pt"/>
    </style:style>
    <style:style style:name="P9" style:family="paragraph" style:parent-style-name="Standard" style:list-style-name="L1">
      <style:paragraph-properties fo:text-align="start" style:justify-single-word="false" style:writing-mode="lr-tb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fo:font-weight="bold" style:font-size-asian="11pt" style:font-weight-asian="bold" style:font-size-complex="11pt" style:font-weight-complex="bold"/>
    </style:style>
    <style:style style:name="T3" style:family="text">
      <style:text-properties style:text-position="27% 58%" fo:font-size="11pt" style:font-size-asian="11pt" style:font-size-complex="11pt"/>
    </style:style>
    <style:style style:name="T4" style:family="text">
      <style:text-properties fo:font-variant="small-caps" fo:font-size="11pt" style:font-size-asian="11pt" style:font-size-complex="11pt"/>
    </style:style>
    <style:style style:name="T5" style:family="text">
      <style:text-properties fo:font-weight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4">Infos pour faire la notice sur le château de Marly</text:p>
      <text:p text:style-name="P1"/>
      <text:p text:style-name="P3"><text:span text:style-name="T1">Le château de </text:span><text:span text:style-name="T2">Marly</text:span><text:span text:style-name="T1"> (aujourd’hui Marly-le-Roi), aujourd'hui détruit, a été bâti sur les plan de Jules Hardouin-Mansart pour Louis XIV entre 1679 et 1685. Au </text:span><text:span text:style-name="T4">xviii</text:span><text:span text:style-name="T3">e</text:span><text:span text:style-name="T1"> siècle, il fait partie du domaine royal de Versailles.</text:span></text:p>
      <text:p text:style-name="P3"><text:span text:style-name="T5">Localisation :</text:span> France, commune de Marly-le-Roi, Yvelines</text:p>
      <text:p text:style-name="P7">Coordonnées géographiques de l'actuel parc de Marly-le-Roi :</text:p>
      <text:p text:style-name="P3"><text:span text:style-name="T5">longitude:</text:span> 2° 05' 57" E; l<text:span text:style-name="T5">atitude:</text:span> 48° 51' 00" N </text:p>
      <text:p text:style-name="P3"/>
      <text:p text:style-name="P3">48 + 51/60 + 00/3600 = 48,85 </text:p>
      <text:p text:style-name="P3">2 + 05/60 + 57/3600 = 2 + 0,008 + 0,015 = 2,023</text:p>
      <text:p text:style-name="P3"/>
      <text:p text:style-name="P3">A citer :</text:p>
      <text:p text:style-name="P3"><text:a xlink:type="simple" xlink:href="http://fr.wikipedia.org/wiki/Château_de_Marly">http://fr.wikipedia.org/wiki/Ch%C3%A2teau_de_Marly</text:a></text:p>
      <text:p text:style-name="P3"><text:a xlink:type="simple" xlink:href="http://www.cg78.fr/archives/guide-et-inventaires/serieA/db/topo/frame.htm">http://www.cg78.fr/archives/guide-et-inventaires/serieA/db/topo/frame.htm</text:a></text:p>
      <text:p text:style-name="P3"><text:a xlink:type="simple" xlink:href="http://www.cg78.fr/archives/guide-et-inventaires/img/seriea/hd/sa00215.jpg">http://www.cg78.fr/archives/guide-et-inventaires/img/seriea/hd/sa00215.jpg</text:a></text:p>
      <text:p text:style-name="P3"/>
      <text:p text:style-name="P3">Le géoportail :</text:p>
      <text:p text:style-name="P3"><text:a xlink:type="simple" xlink:href="http://www.geoportail.fr/visu2D.do?cg=djoxLjEqYzptZXRyb3BvbGUqY3Y6MS4wKnZ2OjEuMSp4eToyLjA5NDE2NjY2NjY2NjY2OTR8NDguODY2OTQ0NDQ0NDQ0NDEqczo5KnB2OjEuMCpwOmRlY291dmVydGUqbDpDYXNzaW5pfDF8MTAwfDE1">http://www.geoportail.fr/visu2D.do?cg=djoxLjEqYzptZXRyb3BvbGUqY3Y6MS4wKnZ2OjEuMSp4eToyLjA5NDE2NjY2NjY2NjY2OTR8NDguODY2OTQ0NDQ0NDQ0NDEqczo5KnB2OjEuMCpwOmRlY291dmVydGUqbDpDYXNzaW5pfDF8MTAwfDE1</text:a></text:p>
      <text:p text:style-name="P3"/>
      <text:p text:style-name="P3">[A noter : <text:a xlink:type="simple" xlink:href="https://api.ign.fr/geoportail/">https://api.ign.fr/geoportail/</text:a></text:p>
      <text:p text:style-name="P3">Utiliser GoogleMaps pour intégrer une carte GoogleMaps à une page Web</text:p>
      <text:p text:style-name="P3"><text:a xlink:type="simple" xlink:href="http://google-maps-api-version-3.touraineverte.com/#API_Google_Maps_JavaScript_V3">http://google-maps-api-version-3.touraineverte.com/#API_Google_Maps_JavaScript_V3</text:a>]</text:p>
      <text:p text:style-name="P3"/>
      <text:p text:style-name="P8"/>
      <text:p text:style-name="P4">Infos pour faire la notice sur Philippe de Noailles</text:p>
      <text:p text:style-name="P8"/>
      <text:list xml:id="list39190842" text:style-name="L1">
        <text:list-header>
          <text:p text:style-name="P9"><text:span text:style-name="T1">Philippe de </text:span><text:span text:style-name="T2">Noailles</text:span><text:span text:style-name="T1"> (1715-1794) comte de Noailles puis maréchal et duc de Mouchy, intendant et gouverneur du château et domaine de Versailles en survivance (1720-1729) puis en titre (1729-1778). <text:s/></text:span></text:p>
        </text:list-header>
      </text:list>
      <text:p text:style-name="P2"/>
      <text:p text:style-name="P2"/>
      <text:p text:style-name="P3"><text:span text:style-name="T2">Voir la notice d'autorité BnF </text:span><text:a xlink:type="simple" xlink:href="http://catalogue.bnf.fr/ark:/12148/cb14955974j/PUBLIC">http://catalogue.bnf.fr/ark:/12148/cb14955974j/PUBLIC</text:a></text:p>
      <text:p text:style-name="P3">A citer : <text:a xlink:type="simple" xlink:href="http://fr.wikipedia.org/wiki/Philippe_de_Noailles">http://fr.wikipedia.org/wiki/Philippe_de_Noailles</text:a></text:p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none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font-name-asian="Times New Roman" style:font-size-asian="12pt" style:language-asian="fr" style:country-asian="FR" style:font-name-complex="Times New Roman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text-align="start" style:justify-single-word="false" fo:text-indent="0cm" style:auto-text-indent="false" style:text-autospace="ideograph-alpha" style:vertical-align="auto"/>
      <style:text-properties fo:font-size="12pt" fo:language="fr" fo:country="FR" style:font-size-asian="12pt" style:language-asian="fr" style:country-asian="FR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heading_20_1" style:display-name="heading 1" style:family="paragraph" style:parent-style-name="Standard" style:next-style-name="Standard" style:list-style-name="">
      <style:paragraph-properties fo:text-align="end" style:justify-single-word="false" fo:keep-with-next="always"/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list-style-name="">
      <style:paragraph-properties fo:keep-with-next="always"/>
      <style:text-properties fo:font-style="italic" style:font-style-asian="italic" style:font-style-complex="italic"/>
    </style:style>
    <style:style style:name="heading_20_3" style:display-name="heading 3" style:family="paragraph" style:parent-style-name="Standard" style:next-style-name="Standard" style:list-style-name="">
      <style:paragraph-properties fo:keep-with-next="always"/>
      <style:text-properties fo:font-weight="bold" style:font-weight-asian="bold" style:font-weight-complex="bold"/>
    </style:style>
    <style:style style:name="footnote_20_text" style:display-name="footnote text" style:family="paragraph" style:parent-style-name="Standard"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Liberation Serif" fo:font-size="24pt" fo:font-weight="bold" style:font-name-asian="DejaVu Sans" style:font-size-asian="24pt" style:font-weight-asian="bold" style:font-name-complex="DejaVu Sans" style:font-size-complex="24pt" style:font-weight-complex="bold"/>
    </style:style>
    <style:style style:name="Default_20_Paragraph_20_Font" style:display-name="Default Paragraph Font" style:family="text"/>
    <style:style style:name="footnote_20_reference" style:display-name="footnote reference" style:family="text" style:parent-style-name="Default_20_Paragraph_20_Font">
      <style:text-properties style:text-position="25% 58%" style:font-name-complex="Times New Roman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1763, mai — Versailles (</dc:title>
    <meta:initial-creator>Nicolas</meta:initial-creator>
    <meta:creation-date>2008-02-11T10:20:00</meta:creation-date>
    <dc:date>2011-03-16T23:45:48.60</dc:date>
    <meta:generator>OpenOffice.org/3.2$Win32 OpenOffice.org_project/320m12$Build-9483</meta:generator>
    <meta:editing-duration>PT06H47M06S</meta:editing-duration>
    <meta:editing-cycles>8</meta:editing-cycles>
    <meta:print-date>2010-05-28T16:28:52</meta:print-date>
    <dc:creator>Florence Clavaud</dc:creator>
    <meta:document-statistic meta:table-count="0" meta:image-count="0" meta:object-count="0" meta:page-count="1" meta:paragraph-count="20" meta:word-count="164" meta:character-count="1502"/>
    <meta:user-defined meta:name="Info 1"/>
    <meta:user-defined meta:name="Info 2"/>
    <meta:user-defined meta:name="Info 3"/>
    <meta:user-defined meta:name="Info 4"/>
  </office:meta>
</office:document-meta>
</file>